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/>
      <table:table table:name="nu=0,485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Ri=9,295</text:p>
          </table:table-cell>
          <table:table-cell office:value-type="string" calcext:value-type="string">
            <text:p>Ro=10,70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eo-Hookean</text:p>
          </table:table-cell>
          <table:covered-table-cell table:number-columns-repeated="3" table:style-name="ce2"/>
          <table:table-cell/>
          <table:table-cell office:value-type="string" calcext:value-type="string">
            <text:p>Mu=144*10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144*1050*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2.7818608747344" calcext:value-type="float">
            <text:p>2,78186087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2.7809604" calcext:value-type="float">
            <text:p>2,7809604</text:p>
          </table:table-cell>
          <table:table-cell table:formula="of:=ABS([.C5]-[.$C$4])" office:value-type="float" office:value="0.000900474734399914" calcext:value-type="float">
            <text:p>0,0009004747</text:p>
          </table:table-cell>
          <table:table-cell table:formula="of:=[.D5]*10" office:value-type="float" office:value="0.00900474734399914" calcext:value-type="float">
            <text:p>0,0090047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6]+[.G6])/2" office:value-type="float" office:value="2.879856" calcext:value-type="float">
            <text:p>2,879856</text:p>
          </table:table-cell>
          <table:table-cell table:formula="of:=ABS([.C6]-[.$C$4])" office:value-type="float" office:value="0.0979951252656002" calcext:value-type="float">
            <text:p>0,0979951253</text:p>
          </table:table-cell>
          <table:table-cell table:formula="of:=[.D6]*10" office:value-type="float" office:value="0.979951252656002" calcext:value-type="float">
            <text:p>0,9799512527</text:p>
          </table:table-cell>
          <table:table-cell office:value-type="float" office:value="3.0304592" calcext:value-type="float">
            <text:p>3,0304592</text:p>
          </table:table-cell>
          <table:table-cell office:value-type="float" office:value="2.7292528" calcext:value-type="float">
            <text:p>2,7292528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7]+[.G7])/2" office:value-type="float" office:value="2.74422" calcext:value-type="float">
            <text:p>2,74422</text:p>
          </table:table-cell>
          <table:table-cell table:formula="of:=ABS([.C7]-[.$C$4])" office:value-type="float" office:value="0.0376408747343997" calcext:value-type="float">
            <text:p>0,0376408747</text:p>
          </table:table-cell>
          <table:table-cell table:formula="of:=[.D7]*10" office:value-type="float" office:value="0.376408747343997" calcext:value-type="float">
            <text:p>0,3764087473</text:p>
          </table:table-cell>
          <table:table-cell office:value-type="float" office:value="2.88917" calcext:value-type="float">
            <text:p>2,88917</text:p>
          </table:table-cell>
          <table:table-cell office:value-type="float" office:value="2.59927" calcext:value-type="float">
            <text:p>2,59927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(mixed)</text:p>
          </table:table-cell>
          <table:table-cell table:formula="of:=([.F8]+[.G8])/2" office:value-type="float" office:value="2.88686" calcext:value-type="float">
            <text:p>2,88686</text:p>
          </table:table-cell>
          <table:table-cell table:formula="of:=ABS([.C8]-[.$C$4])" office:value-type="float" office:value="0.1049991252656" calcext:value-type="float">
            <text:p>0,1049991253</text:p>
          </table:table-cell>
          <table:table-cell table:formula="of:=[.D8]*10" office:value-type="float" office:value="1.049991252656" calcext:value-type="float">
            <text:p>1,0499912527</text:p>
          </table:table-cell>
          <table:table-cell office:value-type="float" office:value="3.03776" calcext:value-type="float">
            <text:p>3,03776</text:p>
          </table:table-cell>
          <table:table-cell office:value-type="float" office:value="2.73596" calcext:value-type="float">
            <text:p>2,73596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(mixed)</text:p>
          </table:table-cell>
          <table:table-cell table:formula="of:=([.F9]+[.G9])/2" office:value-type="float" office:value="2.80136" calcext:value-type="float">
            <text:p>2,80136</text:p>
          </table:table-cell>
          <table:table-cell table:formula="of:=ABS([.C9]-[.$C$4])" office:value-type="float" office:value="0.0194991252655998" calcext:value-type="float">
            <text:p>0,0194991253</text:p>
          </table:table-cell>
          <table:table-cell table:formula="of:=[.D9]*10" office:value-type="float" office:value="0.194991252655998" calcext:value-type="float">
            <text:p>0,1949912527</text:p>
          </table:table-cell>
          <table:table-cell office:value-type="float" office:value="2.9533" calcext:value-type="float">
            <text:p>2,9533</text:p>
          </table:table-cell>
          <table:table-cell office:value-type="float" office:value="2.64942" calcext:value-type="float">
            <text:p>2,64942</text:p>
          </table:table-cell>
          <table:table-cell office:value-type="string" calcext:value-type="string">
            <text:p>Nu=0,495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Fung Quadratic</text:p>
          </table:table-cell>
          <table:covered-table-cell table:number-columns-repeated="3"/>
          <table:table-cell/>
          <table:table-cell office:value-type="string" calcext:value-type="string">
            <text:p>Mu=72*5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Kappa=72*525*33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11070074195143" calcext:value-type="float">
            <text:p>1,11070074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K1=568*525</text:p>
          </table:table-cell>
          <table:table-cell office:value-type="string" calcext:value-type="string">
            <text:p>Alpha_1=pi/4</text:p>
          </table:table-cell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087034" calcext:value-type="float">
            <text:p>1,1087034</text:p>
          </table:table-cell>
          <table:table-cell table:formula="of:=ABS([.C14]-[.$C$13])" office:value-type="float" office:value="0.00199734195143009" calcext:value-type="float">
            <text:p>0,001997342</text:p>
          </table:table-cell>
          <table:table-cell table:formula="of:=[.D14]*10" office:value-type="float" office:value="0.0199734195143009" calcext:value-type="float">
            <text:p>0,0199734195</text:p>
          </table:table-cell>
          <table:table-cell/>
          <table:table-cell office:value-type="string" calcext:value-type="string">
            <text:p>K2=11,2</text:p>
          </table:table-cell>
          <table:table-cell office:value-type="string" calcext:value-type="string">
            <text:p>Alpha_2=-pi/4</text:p>
          </table:table-cell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formula="of:=([.F15]+[.G15])/2" office:value-type="float" office:value="1.45439495" calcext:value-type="float">
            <text:p>1,45439495</text:p>
          </table:table-cell>
          <table:table-cell table:formula="of:=ABS([.C15]-[.$C$13])" office:value-type="float" office:value="0.34369420804857" calcext:value-type="float">
            <text:p>0,343694208</text:p>
          </table:table-cell>
          <table:table-cell table:formula="of:=[.D15]*10" office:value-type="float" office:value="3.4369420804857" calcext:value-type="float">
            <text:p>3,4369420805</text:p>
          </table:table-cell>
          <table:table-cell office:value-type="float" office:value="1.5133196" calcext:value-type="float">
            <text:p>1,5133196</text:p>
          </table:table-cell>
          <table:table-cell office:value-type="float" office:value="1.3954703" calcext:value-type="float">
            <text:p>1,3954703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16]+[.G16])/2" office:value-type="float" office:value="1.09431" calcext:value-type="float">
            <text:p>1,09431</text:p>
          </table:table-cell>
          <table:table-cell table:formula="of:=ABS([.C16]-[.$C$13])" office:value-type="float" office:value="0.01639074195143" calcext:value-type="float">
            <text:p>0,016390742</text:p>
          </table:table-cell>
          <table:table-cell table:formula="of:=[.D16]*10" office:value-type="float" office:value="0.1639074195143" calcext:value-type="float">
            <text:p>0,1639074195</text:p>
          </table:table-cell>
          <table:table-cell office:value-type="float" office:value="1.16288" calcext:value-type="float">
            <text:p>1,16288</text:p>
          </table:table-cell>
          <table:table-cell office:value-type="float" office:value="1.02574" calcext:value-type="float">
            <text:p>1,02574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(mixed)</text:p>
          </table:table-cell>
          <table:table-cell table:formula="of:=([.F17]+[.G17])/2" office:value-type="float" office:value="1.098825" calcext:value-type="float">
            <text:p>1,098825</text:p>
          </table:table-cell>
          <table:table-cell table:formula="of:=ABS([.C17]-[.$C$13])" office:value-type="float" office:value="0.0118757419514302" calcext:value-type="float">
            <text:p>0,011875742</text:p>
          </table:table-cell>
          <table:table-cell table:formula="of:=[.D17]*10" office:value-type="float" office:value="0.118757419514302" calcext:value-type="float">
            <text:p>0,1187574195</text:p>
          </table:table-cell>
          <table:table-cell office:value-type="float" office:value="1.16776" calcext:value-type="float">
            <text:p>1,16776</text:p>
          </table:table-cell>
          <table:table-cell office:value-type="float" office:value="1.02989" calcext:value-type="float">
            <text:p>1,02989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(mixed)</text:p>
          </table:table-cell>
          <table:table-cell table:formula="of:=([.F18]+[.G18])/2" office:value-type="float" office:value="1.098305" calcext:value-type="float">
            <text:p>1,098305</text:p>
          </table:table-cell>
          <table:table-cell table:formula="of:=ABS([.C18]-[.$C$13])" office:value-type="float" office:value="0.0123957419514302" calcext:value-type="float">
            <text:p>0,012395742</text:p>
          </table:table-cell>
          <table:table-cell table:formula="of:=[.D18]*10" office:value-type="float" office:value="0.123957419514302" calcext:value-type="float">
            <text:p>0,1239574195</text:p>
          </table:table-cell>
          <table:table-cell office:value-type="float" office:value="1.16778" calcext:value-type="float">
            <text:p>1,16778</text:p>
          </table:table-cell>
          <table:table-cell office:value-type="float" office:value="1.02883" calcext:value-type="float">
            <text:p>1,02883</text:p>
          </table:table-cell>
          <table:table-cell office:value-type="string" calcext:value-type="string">
            <text:p>Nu=0,495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Wall Mixtur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1.20096759688806" calcext:value-type="float">
            <text:p>1,200967596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1.1927648" calcext:value-type="float">
            <text:p>1,1927648</text:p>
          </table:table-cell>
          <table:table-cell table:formula="of:=ABS([.C23]-[.$C$22])" office:value-type="float" office:value="0.00820279688806003" calcext:value-type="float">
            <text:p>0,0082027969</text:p>
          </table:table-cell>
          <table:table-cell table:formula="of:=[.D23]*10" office:value-type="float" office:value="0.0820279688806003" calcext:value-type="float">
            <text:p>0,0820279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24]+[.G24])/2" office:value-type="float" office:value="1.176365" calcext:value-type="float">
            <text:p>1,176365</text:p>
          </table:table-cell>
          <table:table-cell table:formula="of:=ABS([.C24]-[.$C$22])" office:value-type="float" office:value="0.0246025968880599" calcext:value-type="float">
            <text:p>0,0246025969</text:p>
          </table:table-cell>
          <table:table-cell table:formula="of:=[.D24]*10" office:value-type="float" office:value="0.246025968880599" calcext:value-type="float">
            <text:p>0,2460259689</text:p>
          </table:table-cell>
          <table:table-cell office:value-type="float" office:value="1.25254" calcext:value-type="float">
            <text:p>1,25254</text:p>
          </table:table-cell>
          <table:table-cell office:value-type="float" office:value="1.10019" calcext:value-type="float">
            <text:p>1,10019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(mixed)</text:p>
          </table:table-cell>
          <table:table-cell table:formula="of:=([.F25]+[.G25])/2" office:value-type="float" office:value="1.178" calcext:value-type="float">
            <text:p>1,178</text:p>
          </table:table-cell>
          <table:table-cell table:formula="of:=ABS([.C25]-[.$C$22])" office:value-type="float" office:value="0.02296759688806" calcext:value-type="float">
            <text:p>0,0229675969</text:p>
          </table:table-cell>
          <table:table-cell table:formula="of:=[.D25]*10" office:value-type="float" office:value="0.2296759688806" calcext:value-type="float">
            <text:p>0,2296759689</text:p>
          </table:table-cell>
          <table:table-cell office:value-type="float" office:value="1.25438" calcext:value-type="float">
            <text:p>1,25438</text:p>
          </table:table-cell>
          <table:table-cell office:value-type="float" office:value="1.10162" calcext:value-type="float">
            <text:p>1,10162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(mixed)</text:p>
          </table:table-cell>
          <table:table-cell table:formula="of:=([.F26]+[.G26])/2" office:value-type="float" office:value="1.17858" calcext:value-type="float">
            <text:p>1,17858</text:p>
          </table:table-cell>
          <table:table-cell table:formula="of:=ABS([.C26]-[.$C$22])" office:value-type="float" office:value="0.02238759688806" calcext:value-type="float">
            <text:p>0,0223875969</text:p>
          </table:table-cell>
          <table:table-cell table:formula="of:=[.D26]*10" office:value-type="float" office:value="0.2238759688806" calcext:value-type="float">
            <text:p>0,2238759689</text:p>
          </table:table-cell>
          <table:table-cell office:value-type="float" office:value="1.25362" calcext:value-type="float">
            <text:p>1,25362</text:p>
          </table:table-cell>
          <table:table-cell office:value-type="float" office:value="1.10354" calcext:value-type="float">
            <text:p>1,10354</text:p>
          </table:table-cell>
          <table:table-cell office:value-type="string" calcext:value-type="string">
            <text:p>Nu=0,495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eposition Stretch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Error (abs)</text:p>
          </table:table-cell>
          <table:table-cell office:value-type="string" calcext:value-type="string">
            <text:p>Error (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tical</text:p>
          </table:table-cell>
          <table:table-cell office:value-type="float" office:value="0.008072206721865" calcext:value-type="float">
            <text:p>0,008072206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ilsymmetric</text:p>
          </table:table-cell>
          <table:table-cell office:value-type="float" office:value="0.0000172" calcext:value-type="float">
            <text:p>0,0000172</text:p>
          </table:table-cell>
          <table:table-cell table:formula="of:=ABS([.C31]-[.$C$30])" office:value-type="float" office:value="0.008055006721865" calcext:value-type="float">
            <text:p>0,0080550067</text:p>
          </table:table-cell>
          <table:table-cell table:formula="of:=[.D31]*10" office:value-type="float" office:value="0.08055006721865" calcext:value-type="float">
            <text:p>0,0805500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orence</text:p>
          </table:table-cell>
          <table:table-cell table:formula="of:=([.F32]+[.G32])/2" office:value-type="float" office:value="0.00000027219565" calcext:value-type="float">
            <text:p>2,7219565E-07</text:p>
          </table:table-cell>
          <table:table-cell table:formula="of:=ABS([.C32]-[.$C$30])" office:value-type="float" office:value="0.008071934526215" calcext:value-type="float">
            <text:p>0,0080719345</text:p>
          </table:table-cell>
          <table:table-cell table:formula="of:=[.D32]*10" office:value-type="float" office:value="0.08071934526215" calcext:value-type="float">
            <text:p>0,0807193453</text:p>
          </table:table-cell>
          <table:table-cell table:style-name="ce4" office:value-type="float" office:value="-0.000010280501" calcext:value-type="float">
            <text:p>-1,03E-05</text:p>
          </table:table-cell>
          <table:table-cell table:style-name="ce4" office:value-type="float" office:value="0.0000108248923" calcext:value-type="float">
            <text:p>1,08E-05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(mixed)</text:p>
          </table:table-cell>
          <table:table-cell table:formula="of:=([.F33]+[.G33])/2" office:value-type="float" office:value="-0.000000027288649999999" calcext:value-type="float">
            <text:p>-2,7288649999999E-08</text:p>
          </table:table-cell>
          <table:table-cell table:formula="of:=ABS([.C33]-[.$C$30])" office:value-type="float" office:value="0.008072234010515" calcext:value-type="float">
            <text:p>0,008072234</text:p>
          </table:table-cell>
          <table:table-cell table:formula="of:=[.D33]*10" office:value-type="float" office:value="0.08072234010515" calcext:value-type="float">
            <text:p>0,0807223401</text:p>
          </table:table-cell>
          <table:table-cell table:style-name="ce4" office:value-type="float" office:value="-0.0000106160244" calcext:value-type="float">
            <text:p>-1,06E-05</text:p>
          </table:table-cell>
          <table:table-cell table:style-name="ce4" office:value-type="float" office:value="0.0000105614471" calcext:value-type="float">
            <text:p>1,06E-05</text:p>
          </table:table-cell>
          <table:table-cell office:value-type="string" calcext:value-type="string">
            <text:p>Nu=0,485</text:p>
          </table:table-cell>
        </table:table-row>
        <table:table-row table:style-name="ro1">
          <table:table-cell/>
          <table:table-cell office:value-type="string" calcext:value-type="string">
            <text:p>Florence(mixed)</text:p>
          </table:table-cell>
          <table:table-cell table:formula="of:=([.F34]+[.G34])/2" office:value-type="float" office:value="-0.0000031995183855" calcext:value-type="float">
            <text:p>-3,1995183855E-06</text:p>
          </table:table-cell>
          <table:table-cell table:formula="of:=ABS([.C34]-[.$C$30])" office:value-type="float" office:value="0.0080754062402505" calcext:value-type="float">
            <text:p>0,0080754062</text:p>
          </table:table-cell>
          <table:table-cell table:formula="of:=[.D34]*10" office:value-type="float" office:value="0.080754062402505" calcext:value-type="float">
            <text:p>0,0807540624</text:p>
          </table:table-cell>
          <table:table-cell table:style-name="ce4" office:value-type="float" office:value="-0.00000705278614" calcext:value-type="float">
            <text:p>-7,05E-06</text:p>
          </table:table-cell>
          <table:table-cell table:style-name="ce4" office:value-type="float" office:value="0.000000653749369" calcext:value-type="float">
            <text:p>6,54E-07</text:p>
          </table:table-cell>
          <table:table-cell office:value-type="string" calcext:value-type="string">
            <text:p>Nu=0,495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 style:data-style-name="N2" text:time-value="11:13:00.687884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46:29.560291911</meta:creation-date>
    <dc:date>2020-02-05T12:05:41.282501032</dc:date>
    <meta:editing-duration>PT1H55M30S</meta:editing-duration>
    <meta:editing-cycles>18</meta:editing-cycles>
    <meta:generator>LibreOffice/5.1.6.2$Linux_X86_64 LibreOffice_project/10m0$Build-2</meta:generator>
    <meta:document-statistic meta:table-count="1" meta:cell-count="157" meta:object-count="0"/>
  </office:meta>
</office:document-meta>
</file>